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8E000001F89BC1CB598A68C52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77cm" svg:height="10cm" svg:x="4.494cm" svg:y="10.137cm">
          <draw:image xlink:href="Pictures/100000000000028E000001F89BC1CB598A68C5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54:33.688458086</meta:creation-date>
    <dc:date>2018-04-26T15:54:57.281482175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